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yriad Pro" svg:font-family="'Myriad Pro', 'Segoe UI', Calibri, 'Trebuchet MS', Helvetic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4pt" fo:language="en" fo:country="US" fo:font-weight="bold" officeooo:rsid="001927c2" officeooo:paragraph-rsid="001927c2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fo:language="en" fo:country="US"/>
    </style:style>
    <style:style style:name="P3" style:family="paragraph" style:parent-style-name="Standard">
      <style:paragraph-properties fo:line-height="115%" fo:text-align="justify" style:justify-single-word="false"/>
      <style:text-properties fo:language="en" fo:country="US" officeooo:paragraph-rsid="001afb58"/>
    </style:style>
    <style:style style:name="P4" style:family="paragraph" style:parent-style-name="Standard">
      <style:paragraph-properties fo:line-height="115%" fo:text-align="justify" style:justify-single-word="false"/>
      <style:text-properties fo:language="en" fo:country="US" officeooo:paragraph-rsid="001da241"/>
    </style:style>
    <style:style style:name="P5" style:family="paragraph" style:parent-style-name="Standard">
      <style:paragraph-properties fo:line-height="115%" fo:text-align="justify" style:justify-single-word="false"/>
      <style:text-properties fo:language="en" fo:country="US" officeooo:paragraph-rsid="001dfa3c"/>
    </style:style>
    <style:style style:name="P6" style:family="paragraph" style:parent-style-name="Standard">
      <style:paragraph-properties fo:line-height="115%" fo:text-align="justify" style:justify-single-word="false"/>
      <style:text-properties fo:language="en" fo:country="US" officeooo:paragraph-rsid="001e0486"/>
    </style:style>
    <style:style style:name="P7" style:family="paragraph" style:parent-style-name="Standard">
      <style:paragraph-properties fo:line-height="115%" fo:text-align="justify" style:justify-single-word="false"/>
      <style:text-properties fo:language="en" fo:country="US" officeooo:rsid="0021de28" officeooo:paragraph-rsid="0021de28"/>
    </style:style>
    <style:style style:name="P8" style:family="paragraph" style:parent-style-name="Standard">
      <style:paragraph-properties fo:line-height="115%" fo:text-align="justify" style:justify-single-word="false"/>
      <style:text-properties fo:language="en" fo:country="US" officeooo:rsid="001afb58" officeooo:paragraph-rsid="001da241"/>
    </style:style>
    <style:style style:name="P9" style:family="paragraph" style:parent-style-name="Standard">
      <style:paragraph-properties fo:line-height="115%" fo:text-align="justify" style:justify-single-word="false"/>
      <style:text-properties fo:language="en" fo:country="US" officeooo:rsid="001afb58" officeooo:paragraph-rsid="002ac8fc"/>
    </style:style>
    <style:style style:name="P10" style:family="paragraph" style:parent-style-name="Standard">
      <style:paragraph-properties fo:line-height="115%" fo:text-align="justify" style:justify-single-word="false"/>
      <style:text-properties fo:language="en" fo:country="US" officeooo:rsid="001afb58" officeooo:paragraph-rsid="002e548b"/>
    </style:style>
    <style:style style:name="P11" style:family="paragraph" style:parent-style-name="Standard">
      <style:paragraph-properties fo:line-height="115%" fo:text-align="justify" style:justify-single-word="false"/>
      <style:text-properties fo:language="en" fo:country="US" officeooo:rsid="001a9bbf" officeooo:paragraph-rsid="001a9bbf"/>
    </style:style>
    <style:style style:name="P12" style:family="paragraph" style:parent-style-name="Standard">
      <style:paragraph-properties fo:line-height="115%" fo:text-align="justify" style:justify-single-word="false"/>
      <style:text-properties fo:language="en" fo:country="US" officeooo:rsid="001c67ad" officeooo:paragraph-rsid="001c67ad"/>
    </style:style>
    <style:style style:name="P13" style:family="paragraph" style:parent-style-name="Standard">
      <style:paragraph-properties fo:line-height="115%" fo:text-align="justify" style:justify-single-word="false"/>
      <style:text-properties fo:language="en" fo:country="US" officeooo:rsid="001c67ad" officeooo:paragraph-rsid="00295a16"/>
    </style:style>
    <style:style style:name="P14" style:family="paragraph" style:parent-style-name="Standard">
      <style:paragraph-properties fo:line-height="115%" fo:text-align="justify" style:justify-single-word="false"/>
      <style:text-properties fo:language="en" fo:country="US" officeooo:rsid="001e0486" officeooo:paragraph-rsid="001e0486"/>
    </style:style>
    <style:style style:name="P15" style:family="paragraph" style:parent-style-name="Standard">
      <style:paragraph-properties fo:line-height="115%" fo:text-align="justify" style:justify-single-word="false"/>
      <style:text-properties fo:language="en" fo:country="US" officeooo:rsid="001dfa3c" officeooo:paragraph-rsid="001dfa3c"/>
    </style:style>
    <style:style style:name="P16" style:family="paragraph" style:parent-style-name="Standard">
      <style:paragraph-properties fo:line-height="115%" fo:text-align="justify" style:justify-single-word="false"/>
      <style:text-properties fo:language="en" fo:country="US" style:text-underline-style="solid" style:text-underline-width="auto" style:text-underline-color="font-color" fo:font-weight="bold" officeooo:rsid="001e0486" officeooo:paragraph-rsid="002e548b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fo:language="en" fo:country="US" style:text-underline-style="solid" style:text-underline-width="auto" style:text-underline-color="font-color" fo:font-weight="bold" officeooo:rsid="00202b03" officeooo:paragraph-rsid="00202b03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language="en" fo:country="US" style:text-underline-style="solid" style:text-underline-width="auto" style:text-underline-color="font-color" fo:font-weight="bold" officeooo:rsid="00217820" officeooo:paragraph-rsid="0021782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fo:language="en" fo:country="US" style:text-underline-style="solid" style:text-underline-width="auto" style:text-underline-color="font-color" fo:font-weight="bold" officeooo:rsid="002e9f16" officeooo:paragraph-rsid="002e9f16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fo:language="en" fo:country="US" officeooo:rsid="001d4538" officeooo:paragraph-rsid="002e548b"/>
    </style:style>
    <style:style style:name="P21" style:family="paragraph" style:parent-style-name="Standard">
      <style:paragraph-properties fo:line-height="115%" fo:text-align="justify" style:justify-single-word="false"/>
      <style:text-properties fo:language="en" fo:country="US" officeooo:rsid="00202b03" officeooo:paragraph-rsid="00202b03"/>
    </style:style>
    <style:style style:name="P22" style:family="paragraph" style:parent-style-name="Standard">
      <style:paragraph-properties fo:line-height="115%" fo:text-align="justify" style:justify-single-word="false"/>
      <style:text-properties fo:language="en" fo:country="US" officeooo:rsid="00217820" officeooo:paragraph-rsid="00217820"/>
    </style:style>
    <style:style style:name="P23" style:family="paragraph" style:parent-style-name="Standard">
      <style:paragraph-properties fo:line-height="115%" fo:text-align="justify" style:justify-single-word="false"/>
      <style:text-properties fo:language="en" fo:country="US" officeooo:rsid="002e548b" officeooo:paragraph-rsid="002e548b"/>
    </style:style>
    <style:style style:name="P24" style:family="paragraph" style:parent-style-name="Standard">
      <style:paragraph-properties fo:line-height="115%" fo:text-align="justify" style:justify-single-word="false"/>
      <style:text-properties fo:language="en" fo:country="US" officeooo:rsid="002e9f16" officeooo:paragraph-rsid="002e9f16"/>
    </style:style>
    <style:style style:name="P2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n" fo:country="US" officeooo:paragraph-rsid="001aef28"/>
    </style:style>
    <style:style style:name="P2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n" fo:country="US" style:text-underline-style="solid" style:text-underline-width="auto" style:text-underline-color="font-color" fo:font-weight="bold" officeooo:rsid="00247e0f" officeooo:paragraph-rsid="00247e0f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n" fo:country="US" officeooo:rsid="00247e0f" officeooo:paragraph-rsid="00247e0f"/>
    </style:style>
    <style:style style:name="P2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n" fo:country="US" officeooo:rsid="001aef28" officeooo:paragraph-rsid="001aef28"/>
    </style:style>
    <style:style style:name="P2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language="en" fo:country="US" officeooo:rsid="0027df7f" officeooo:paragraph-rsid="0027df7f"/>
    </style:style>
    <style:style style:name="P30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fo:language="en" fo:country="US" officeooo:paragraph-rsid="001aef28"/>
    </style:style>
    <style:style style:name="P31" style:family="paragraph" style:parent-style-name="Standard">
      <loext:graphic-properties draw:fill="none"/>
      <style:paragraph-properties fo:margin-left="5.001cm" fo:margin-right="0cm" fo:line-height="115%" fo:text-align="justify" style:justify-single-word="false" fo:text-indent="-5.001cm" style:auto-text-indent="false" fo:background-color="transparent"/>
      <style:text-properties fo:language="en" fo:country="US" officeooo:paragraph-rsid="00217820"/>
    </style:style>
    <style:style style:name="P32" style:family="paragraph" style:parent-style-name="Standard">
      <loext:graphic-properties draw:fill="none"/>
      <style:paragraph-properties fo:margin-left="5.001cm" fo:margin-right="0cm" fo:line-height="115%" fo:text-align="justify" style:justify-single-word="false" fo:text-indent="-5.001cm" style:auto-text-indent="false" fo:background-color="transparent"/>
      <style:text-properties fo:language="en" fo:country="US" officeooo:paragraph-rsid="001aef28"/>
    </style:style>
    <style:style style:name="P33" style:family="paragraph" style:parent-style-name="Standard" style:master-page-name="">
      <loext:graphic-properties draw:fill="none"/>
      <style:paragraph-properties fo:margin-left="5.001cm" fo:margin-right="0cm" fo:line-height="115%" fo:text-align="justify" style:justify-single-word="false" fo:text-indent="-5.001cm" style:auto-text-indent="false" style:page-number="auto" fo:background-color="transparent"/>
      <style:text-properties fo:language="en" fo:country="US" officeooo:rsid="00217820" officeooo:paragraph-rsid="00217820"/>
    </style:style>
    <style:style style:name="P34" style:family="paragraph" style:parent-style-name="Standard" style:master-page-name="">
      <loext:graphic-properties draw:fill="none"/>
      <style:paragraph-properties fo:margin-left="5.001cm" fo:margin-right="0cm" fo:line-height="115%" fo:text-align="justify" style:justify-single-word="false" fo:text-indent="-5.001cm" style:auto-text-indent="false" style:page-number="auto" fo:background-color="transparent"/>
      <style:text-properties fo:language="en" fo:country="US" officeooo:paragraph-rsid="00217820"/>
    </style:style>
    <style:style style:name="T1" style:family="text">
      <style:text-properties officeooo:rsid="001da241"/>
    </style:style>
    <style:style style:name="T2" style:family="text">
      <style:text-properties officeooo:rsid="001dfa3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02b03" style:font-style-asian="normal" style:font-style-complex="normal"/>
    </style:style>
    <style:style style:name="T5" style:family="text">
      <style:text-properties fo:font-style="normal" officeooo:rsid="0021de28" style:font-style-asian="normal" style:font-style-complex="normal"/>
    </style:style>
    <style:style style:name="T6" style:family="text">
      <style:text-properties fo:font-style="normal" officeooo:rsid="00304776" style:font-style-asian="normal" style:font-style-complex="normal"/>
    </style:style>
    <style:style style:name="T7" style:family="text">
      <style:text-properties officeooo:rsid="001e0486"/>
    </style:style>
    <style:style style:name="T8" style:family="text">
      <style:text-properties officeooo:rsid="00202b03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1afb58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dfa3c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02b03" style:font-style-asian="italic" style:font-style-complex="italic"/>
    </style:style>
    <style:style style:name="T14" style:family="text">
      <style:text-properties fo:font-style="italic" officeooo:rsid="0021de28" style:font-style-asian="italic" style:font-style-complex="italic"/>
    </style:style>
    <style:style style:name="T15" style:family="text">
      <style:text-properties fo:font-style="italic" officeooo:rsid="00304776" style:font-style-asian="italic" style:font-style-complex="italic"/>
    </style:style>
    <style:style style:name="T16" style:family="text">
      <style:text-properties officeooo:rsid="00217820"/>
    </style:style>
    <style:style style:name="T17" style:family="text">
      <style:text-properties officeooo:rsid="0021de28"/>
    </style:style>
    <style:style style:name="T18" style:family="text">
      <style:text-properties officeooo:rsid="00270350"/>
    </style:style>
    <style:style style:name="T19" style:family="text">
      <style:text-properties officeooo:rsid="00295a16"/>
    </style:style>
    <style:style style:name="T20" style:family="text">
      <style:text-properties officeooo:rsid="001a9bbf"/>
    </style:style>
    <style:style style:name="T21" style:family="text">
      <style:text-properties officeooo:rsid="002e9f16"/>
    </style:style>
    <style:style style:name="T22" style:family="text">
      <style:text-properties officeooo:rsid="00304776"/>
    </style:style>
    <style:style style:name="T23" style:family="text">
      <style:text-properties officeooo:rsid="0031be50"/>
    </style:style>
    <style:style style:name="T24" style:family="text">
      <style:text-properties officeooo:rsid="003306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(My)</text:span>SQL commands</text:p>
      <text:p text:style-name="P2"/>
      <text:p text:style-name="P19">in Command Line</text:p>
      <text:p text:style-name="P2">‘<text:span text:style-name="T21">help</text:span>’<text:tab/><text:tab/><text:span text:style-name="T21">information on the possible commands</text:span></text:p>
      <text:p text:style-name="P2">‘<text:span text:style-name="T21">\s</text:span>’<text:tab/><text:tab/><text:span text:style-name="T21">prints the selected(active) database</text:span></text:p>
      <text:p text:style-name="P2"/>
      <text:p text:style-name="P2"/>
      <text:p text:style-name="P16">Manipulate</text:p>
      <text:p text:style-name="P23">CREATE DATABASE<text:tab/>name</text:p>
      <text:p text:style-name="P24">USE database<text:tab/><text:tab/><text:tab/>activates the selected database</text:p>
      <text:p text:style-name="P10">CREATE <text:span text:style-name="T8">TABLE (IF NOT EXISTS) (in case there was one whith the same name)</text:span></text:p>
      <text:p text:style-name="P10"><text:span text:style-name="T8"><text:tab/><text:tab/><text:tab/>table(column </text:span><text:span text:style-name="T13">DataType Constraint</text:span><text:span text:style-name="T4"> </text:span><text:span text:style-name="T5">(</text:span><text:span text:style-name="T4">DEFAULT </text:span><text:span text:style-name="T13">default_value</text:span><text:span text:style-name="T14">)</text:span><text:span text:style-name="T13">,</text:span></text:p>
      <text:p text:style-name="P10"><text:span text:style-name="T4"><text:tab/><text:tab/><text:tab/>column2 </text:span><text:span text:style-name="T13">DataType…</text:span><text:span text:style-name="T4">);</text:span></text:p>
      <text:p text:style-name="P24"><text:span text:style-name="T4">A</text:span><text:span text:style-name="T3">LTER TABLE<text:tab/>table_name</text:span></text:p>
      <text:p text:style-name="P24"><text:span text:style-name="T3"><text:tab/>ADD<text:tab/><text:tab/>column_name </text:span><text:span text:style-name="T12">DataType;</text:span></text:p>
      <text:p text:style-name="P24"><text:span text:style-name="T12"><text:tab/></text:span><text:span text:style-name="T6">DROP COLUMN<text:tab/>column_name;</text:span></text:p>
      <text:p text:style-name="P24"><text:span text:style-name="T15"><text:tab/></text:span><text:span text:style-name="T6">MODIFY COLUMN<text:tab/>column_name</text:span><text:span text:style-name="T15"> </text:span><text:span text:style-name="T6">DataType;</text:span></text:p>
      <text:p text:style-name="P20">INSERT INTO<text:tab/>table(column, column<text:span text:style-name="T1">2</text:span>….)</text:p>
      <text:p text:style-name="P20"><text:tab/>VALUES<text:tab/>(value, value<text:span text:style-name="T1">2</text:span>….)</text:p>
      <text:p text:style-name="P10">UPDATE<text:tab/><text:tab/><text:span text:style-name="T1">table</text:span></text:p>
      <text:p text:style-name="P10"><text:tab/><text:span text:style-name="T1">SET<text:tab/><text:tab/>column = xxx, column2 = xxx</text:span></text:p>
      <text:p text:style-name="P10"><text:tab/><text:span text:style-name="T7">WHERE<text:tab/>condition</text:span></text:p>
      <text:p text:style-name="P10">DELETE FROM<text:tab/><text:span text:style-name="T7">table</text:span></text:p>
      <text:p text:style-name="P10"><text:tab/><text:span text:style-name="T7">WHERE<text:tab/>condition</text:span></text:p>
      <text:p text:style-name="P2"/>
      <text:p text:style-name="P2"/>
      <text:p text:style-name="P3"><text:span text:style-name="T10">Query</text:span></text:p>
      <text:p text:style-name="P24">SHOW TABLES<text:tab/>prints tables of database to screen</text:p>
      <text:p text:style-name="P7">DESCRIBE table <text:tab/>prints <text:span text:style-name="T23">details of fields (eg DataType, Default value, etc)</text:span></text:p>
      <text:p text:style-name="P8">SELECT <text:tab/><text:tab/><text:span text:style-name="T1">column</text:span></text:p>
      <text:p text:style-name="P8"><text:tab/>FROM<text:tab/><text:tab/>table</text:p>
      <text:p text:style-name="P9"><text:tab/><text:span text:style-name="T20">DISTINCT<text:tab/>discard duplicate results</text:span></text:p>
      <text:p text:style-name="P4"><text:span text:style-name="T1">WHERE<text:tab/><text:tab/>condition</text:span></text:p>
      <text:p text:style-name="P11">ORDER BY<text:tab/><text:tab/>sorting results by a given column(ASC/DESC)</text:p>
      <text:p text:style-name="P11">LIMIT<text:tab/><text:tab/><text:tab/>number of rows to return</text:p>
      <text:p text:style-name="P11">OFFSET<text:tab/><text:tab/>?</text:p>
      <text:p text:style-name="P12">(LEFT)JOIN<text:tab/><text:tab/><text:span text:style-name="T19">table2</text:span></text:p>
      <text:p text:style-name="P13"><text:tab/><text:span text:style-name="T19">ON<text:tab/><text:tab/>table1.column = table2.column</text:span></text:p>
      <text:p text:style-name="P14">SELECT</text:p>
      <text:p text:style-name="P2"/>
      <text:p text:style-name="P2"/>
      <text:p text:style-name="P5"><text:span text:style-name="T11">Number Operators</text:span></text:p>
      <text:p text:style-name="P15">AND</text:p>
      <text:p text:style-name="P15">OR</text:p>
      <text:p text:style-name="P2">=, !=, &lt; &lt;=, &gt;, &gt;=</text:p>
      <text:p text:style-name="P2"><text:soft-page-break/>BETWEEN … AND …<text:tab/><text:tab/><text:span text:style-name="T2">number is within range of two values</text:span></text:p>
      <text:p text:style-name="P5">NOT BETWEEN … AND …<text:tab/><text:span text:style-name="T2">number is NOT within range of two values</text:span></text:p>
      <text:p text:style-name="P2">IN (…)<text:tab/><text:tab/><text:tab/><text:tab/>Number exists in a list</text:p>
      <text:p text:style-name="P5"><text:span text:style-name="T2">NOT IN (…)</text:span><text:tab/><text:tab/><text:tab/><text:tab/>Number <text:span text:style-name="T2">DOESNT</text:span> exists in a list</text:p>
      <text:p text:style-name="P2"/>
      <text:p text:style-name="P2"/>
      <text:p text:style-name="P15"><text:span text:style-name="T9">String Conditions</text:span></text:p>
      <text:p text:style-name="P14">=<text:tab/><text:tab/>case sensitive, exact</text:p>
      <text:p text:style-name="P2">!<text:span text:style-name="T7">= or &lt;&gt;<text:tab/>case sensitive, exact</text:span></text:p>
      <text:p text:style-name="P14">LIKE<text:tab/><text:tab/>case Insensitive, exact</text:p>
      <text:p text:style-name="P14">NOT LIKE<text:tab/>case Insensitive, exact</text:p>
      <text:p text:style-name="P2">%<text:tab/><text:tab/><text:span text:style-name="T7">with (NOT)LIKE, in place of zero or more character</text:span></text:p>
      <text:p text:style-name="P6">-<text:tab/><text:tab/><text:span text:style-name="T7">with (NOT)LIKE, in place of one character</text:span></text:p>
      <text:p text:style-name="P2">IN (…)<text:tab/>String exist<text:span text:style-name="T7">s</text:span> in a list</text:p>
      <text:p text:style-name="P2">NOT IN (…)<text:tab/>String <text:span text:style-name="T7">DOESNT</text:span> exist in a list</text:p>
      <text:p text:style-name="P2"/>
      <text:p text:style-name="P2"/>
      <text:p text:style-name="P17">Data Types</text:p>
      <text:p text:style-name="P21">INTEGER, BOOLEAN<text:tab/><text:tab/>boolean as 0 or 1</text:p>
      <text:p text:style-name="P21">FLOAT, DOUBLE, REAL<text:tab/><text:tab/>more precise numbers</text:p>
      <text:p text:style-name="P21">C<text:span text:style-name="T18">H</text:span>ARACTER(num_chars), VARCHAR(num_chars), TEXT, <text:span text:style-name="T17">ENUM</text:span></text:p>
      <text:p text:style-name="P21">DATE, DATETIME, <text:span text:style-name="T17">YEAR<text:tab/><text:tab/>NOW() to insert actual time</text:span></text:p>
      <text:p text:style-name="P21">BLOB<text:tab/><text:tab/><text:tab/><text:tab/><text:tab/>binary data</text:p>
      <text:p text:style-name="P2">...</text:p>
      <text:p text:style-name="P2"/>
      <text:p text:style-name="P18">Table Constraints</text:p>
      <text:p text:style-name="P22">PRIMARY KEY<text:tab/><text:tab/>values here are unique</text:p>
      <text:p text:style-name="P22">AUTOINCREMENT<text:tab/><text:tab/>for integers</text:p>
      <text:p text:style-name="P33">UNIQUE<text:tab/>cant insert an already existing value here, can be other than primary key</text:p>
      <text:p text:style-name="P22">NOT NULL<text:tab/><text:tab/><text:tab/>must be filled</text:p>
      <text:p text:style-name="P22">CHECK(expression)<text:tab/><text:tab/>check for a condition</text:p>
      <text:p text:style-name="P34"><text:span text:style-name="T16">FOREIGN KEY<text:tab/>primary key of other table, protects consistency of database by ensuring that each value in this column corresponds to another value in a column in another table.</text:span></text:p>
      <text:p text:style-name="P31"><text:span text:style-name="T16"><text:tab/>Does not allow to delete a column that is referenced elsewhere.</text:span></text:p>
      <text:p text:style-name="P30">...</text:p>
      <text:p text:style-name="P25"/>
      <text:p text:style-name="P29"/>
      <text:p text:style-name="P26">Built in Numeric Functions</text:p>
      <text:p text:style-name="P27">AVG()</text:p>
      <text:p text:style-name="P27">COUNT()</text:p>
      <text:p text:style-name="P27">RAND()</text:p>
      <text:p text:style-name="P27">SUM()<text:tab/></text:p>
      <text:p text:style-name="P27">...</text:p>
      <text:p text:style-name="P32"/>
      <text:p text:style-name="P32"><text:soft-page-break/></text:p>
      <text:p text:style-name="P28">CRUD<text:tab/><text:tab/><text:tab/>Create Read Update Delete</text:p>
      <text:p text:style-name="P2">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yriad Pro" svg:font-family="'Myriad Pro', 'Segoe UI', Calibri, 'Trebuchet MS', Helvetica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22:22:51.354000000</meta:creation-date>
    <dc:date>2019-02-26T17:39:11.325000000</dc:date>
    <meta:editing-duration>PT5H2M</meta:editing-duration>
    <meta:editing-cycles>22</meta:editing-cycles>
    <meta:generator>LibreOffice/6.1.4.2$Windows_X86_64 LibreOffice_project/9d0f32d1f0b509096fd65e0d4bec26ddd1938fd3</meta:generator>
    <meta:document-statistic meta:table-count="0" meta:image-count="0" meta:object-count="0" meta:page-count="3" meta:paragraph-count="75" meta:word-count="363" meta:character-count="2258" meta:non-whitespace-character-count="1909"/>
  </office:meta>
</office:document-meta>
</file>